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793700003FAB36463987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4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ef74" style:text-blinking="false" fo:background-color="transparent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44ef74"/>
    </style:style>
    <style:style style:name="P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style:paragraph-properties fo:margin-top="0cm" fo:margin-bottom="0cm" style:contextual-spacing="false" fo:line-height="138%" fo:text-align="justify" style:justify-single-word="false" fo:background-color="transparent" style:writing-mode="lr-tb">
        <style:background-image/>
      </style:paragraph-properties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>
      <style:paragraph-properties fo:margin-top="0.3cm" fo:margin-bottom="0cm" style:contextual-spacing="false" fo:line-height="100%" fo:text-align="center" style:justify-single-word="false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2ff8f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5333c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9fa7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845d8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style:font-name="Courier New" fo:font-weight="bold"/>
    </style:style>
    <style:style style:name="T11" style:family="text">
      <style:text-properties fo:font-style="italic"/>
    </style:style>
    <style:style style:name="T12" style:family="text">
      <style:text-properties officeooo:rsid="0046b9f6"/>
    </style:style>
    <style:style style:name="T13" style:family="text">
      <style:text-properties officeooo:rsid="004845d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2">4</text:span><text:span text:style-name="T1">.</text:span><text:span text:style-name="T4">3</text:span><text:span text:style-name="T2">.</text:span><text:span text:style-name="T5">2</text:span><text:span text:style-name="T3">.</text:span><text:span text:style-name="T1"> </text:span><text:span text:style-name="T6">Laberinto con queso</text:span></text:p>
      <text:p text:style-name="P2"/>
      <text:p text:style-name="P6"><text:bookmark text:name="docs-internal-guid-86e32c65-3f9d-aa58-6d0e-d327b3766e59"/><text:span text:style-name="T7">Una vez más el ratón está en el laberinto, a 20 pasos de distancia de la salida. Pero esta vez hay una diferencia: en algunos lugares del laberinto hay pedacitos de queso desperdigados. </text:span><text:span text:style-name="T8">C</text:span><text:span text:style-name="T7">ompletá el programa para que el ratón pueda salir del laberinto, como antes, pero comiéndose todo el queso que encuentra por el camino; los quesos que no están en el camino no los va a comer. Como otras veces, te mostramos algunos tableros iniciales y sus correspondientes tableros finales:</text:span></text:p>
      <text:p text:style-name="P9"><text:span text:style-name="T9"><draw:frame draw:style-name="fr1" draw:name="Image1" text:anchor-type="as-char" svg:width="7.001cm" svg:height="3.671cm" draw:z-index="0"><draw:image xlink:href="https://lh5.googleusercontent.com/W3KmYfD7dYTZmy-1DFHbmMPDjKYToZYa2UXFZAqsSK32WUHlWuaIowNqorq8h4elJGPjDD9aGdc-TXiS9I3M1yCeqLxZDHb5Dd3taewUrr00TKREU4tdB0Rt1DU1P9K-6Qzz-dLr" xlink:type="simple" xlink:show="embed" xlink:actuate="onLoad"/><svg:title>LaberintoConQueso-tablerosVestidos1.png</svg:title></draw:frame></text:span><text:span text:style-name="T9"> <text:s text:c="9"/></text:span><text:span text:style-name="T9"><draw:frame draw:style-name="fr2" draw:name="Image2" text:anchor-type="as-char" svg:width="7.001cm" svg:height="3.671cm" draw:z-index="1"><draw:image xlink:href="https://lh4.googleusercontent.com/GSWp9VRNqDcmkj9hAyzDwW8eY_WxkFRTA3nXKFVPGhZlMqbmKTv1W2oMqAxJuU2NwHlYt3YaHU9tPDKpqREcN6iHCa6V1qfj3kLMEeK-ti-5S_3iUn8LH8tVk9qXBmrSQUmYNbLO" xlink:type="simple" xlink:show="embed" xlink:actuate="onLoad"/><svg:title>LaberintoConQueso-tablerosVestidos2.png</svg:title></draw:frame></text:span></text:p>
      <text:p text:style-name="P9"><text:span text:style-name="T9"/></text:p>
      <text:p text:style-name="P5"><draw:frame draw:style-name="fr2" draw:name="Image3" text:anchor-type="as-char" svg:width="7.001cm" svg:height="3.671cm" draw:z-index="2"><draw:image xlink:href="https://lh6.googleusercontent.com/PV5OfVDXsanw9sW75KM8h1k36Tx5PXwfSEiVi3VXrfCcEnVU9W5YMS63Wxoq-cOFli-nVCncuXFN3NHeL7xVqLk8VrM-0MRunxbpT_G63kA5aKjDU9kHBigMyi9CzQRZEMADQfh-" xlink:type="simple" xlink:show="embed" xlink:actuate="onLoad"/><svg:title>LaberintoConQueso-tablerosVestidos3.png</svg:title></draw:frame> <text:s text:c="9"/><draw:frame draw:style-name="fr2" draw:name="Image4" text:anchor-type="as-char" svg:width="7.001cm" svg:height="3.671cm" draw:z-index="3"><draw:image xlink:href="Pictures/200000090000793700003FAB36463987.svm" xlink:type="simple" xlink:show="embed" xlink:actuate="onLoad"/><svg:title>LaberintoConQueso-tablerosVestidos3.png</svg:title></draw:frame></text:p>
      <text:p text:style-name="P7">Fijate que no tenés que hacer todo el programa. Hay bastantes partes que ya están hechas. Vos tenés que hacer las funciones y completar dos procedimientos. Para hacer las funciones recordá cómo se representan los diferentes elementos:</text:p>
      <text:list xml:id="list3374121670902314237" text:style-name="L1">
        <text:list-item>
          <text:p text:style-name="P8">las flechas se representan con bolitas rojas: 1 roja representa la flecha apuntando al Norte, 2 rojas al Este, 3 rojas al Sur y 4 rojas al Oeste.</text:p>
        </text:list-item>
        <text:list-item>
          <text:p text:style-name="P8">los quesos se representan con 1 bolita verde ¡y la salida con 2 ó 3 verdes! Que el ratón no se confunda y piense que hay un queso en la salida…</text:p>
        </text:list-item>
      </text:list>
      <text:p text:style-name="P7">Vas a tener que repasar cómo usar el operador de igualdad.</text:p>
      <text:p text:style-name="Text_20_body"/>
      <text:p text:style-name="P7">Un detalle interesante para mirar es cómo está hecho el procedimiento para avanzar un paso según la flecha: usa alternativas, pero lo hace de forma que cada pregunta solo se hace si las anteriores respondieron que no, y por eso cada nueva alternativa aparece en la rama-del-si-no de la anterior. Esto es una forma de elegir entre múltiples alternativas para asegurar que se mueva una sola vez por cada llamado al procedimiento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9-01T20:23:57.349000000</dc:date>
    <meta:editing-duration>PT2H58M16S</meta:editing-duration>
    <meta:editing-cycles>49</meta:editing-cycles>
    <meta:generator>LibreOffice/4.2.5.2$Windows_x86 LibreOffice_project/6ff819b65674ae6c83f3cbab9e4a4c2b292a7a94</meta:generator>
    <meta:document-statistic meta:table-count="0" meta:image-count="4" meta:object-count="0" meta:page-count="1" meta:paragraph-count="9" meta:word-count="268" meta:character-count="1541" meta:non-whitespace-character-count="1262"/>
  </office:meta>
</office:document-meta>
</file>